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17859*"/>
    </style:style>
    <style:style style:name="Table3.B" style:family="table-column">
      <style:table-column-properties style:column-width="4.445cm" style:rel-column-width="17138*"/>
    </style:style>
    <style:style style:name="Table3.C" style:family="table-column">
      <style:table-column-properties style:column-width="7.922cm" style:rel-column-width="3053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RSER WALLPAR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rsers::WallPar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parse</text:p>
          </table:table-cell>
          <table:table-cell table:style-name="Table3.B2" office:value-type="string">
            <text:p text:style-name="P11">xml</text:p>
          </table:table-cell>
          <table:table-cell table:style-name="Table3.C2" office:value-type="string">
            <text:p text:style-name="P12">&lt;wall version="0"&gt;</text:p>
            <text:p text:style-name="P12"><text:tab/>&lt;message text="hola" /&gt;</text:p>
            <text:p text:style-name="P12">&lt;/wall&gt;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Standard">Se espera que la función <text:span text:style-name="T1">message</text:span> retorne “hola”</text:p>
      <text:p text:style-name="Standard"/>
      <text:p text:style-name="P12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7T17:50:03</dc:date>
    <dc:language>es-CO</dc:language>
    <meta:editing-cycles>80</meta:editing-cycles>
    <meta:editing-duration>PT43M42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9" meta:word-count="61" meta:character-count="420"/>
  </office:meta>
</office:document-meta>
</file>